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2dd" officeooo:paragraph-rsid="001902d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902dd" officeooo:paragraph-rsid="001902d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02dd" officeooo:paragraph-rsid="001902dd" style:font-size-asian="12.25pt" style:font-weight-asian="normal" style:font-size-complex="14pt" style:font-weight-complex="normal"/>
    </style:style>
    <style:style style:name="T1" style:family="text">
      <style:text-properties officeooo:rsid="001a5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owanie urządzeń mobilnych </text:p>
      <text:p text:style-name="P2">Propozycja projektu końcowego – Sebastian Mielczarek</text:p>
      <text:p text:style-name="P2"/>
      <text:p text:style-name="P3">Projekt ma być implementacją <text:span text:style-name="T1">techniki Pomodoro która polega na pracowaniu/skupianiu się w interwałach czasowych. Aplikacja miałaby za zadanie odliczać czas w danym cyklu skupienia po czym poinformować nas o krótkiej przerwie. Głównymi funkcjonalnościami tej aplikacji byłoby odliczanie czasu/ możliwość ustawiania swoich preferencji czasu pracy do czasu odpoczynku, zapisywanie o ilości odbytych sesji/ czasu odbytego w trybie skupienia. Chciałbym dodać jeszcze funkcjonalność logowania się przez Google/Facebooka lecz jest to uzależnione jak sprawnie uda mi się zaimplementować podstawowe założenia.</text:span></text:p>
      <text:p text:style-name="P3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1:52:24.545927743</meta:creation-date>
    <dc:date>2022-01-06T12:17:01.964271421</dc:date>
    <meta:editing-duration>PT37S</meta:editing-duration>
    <meta:editing-cycles>1</meta:editing-cycles>
    <meta:document-statistic meta:table-count="0" meta:image-count="0" meta:object-count="0" meta:page-count="1" meta:paragraph-count="3" meta:word-count="85" meta:character-count="685" meta:non-whitespace-character-count="601"/>
    <meta:generator>LibreOffice/6.4.7.2$Linux_X86_64 LibreOffice_project/40$Build-2</meta:generator>
  </office:meta>
</office:document-meta>
</file>